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Times New Roman" svg:font-family="Times New Roman" style:font-family-generic="roman"/>
    <style:font-face style:name="SimSun" svg:font-family="SimSun"/>
    <style:font-face style:name="Arial" svg:font-family="Arial" style:font-family-generic="swiss"/>
    <style:font-face style:name="EB Garamond 12" svg:font-family="EB Garamond 12" style:font-family-generic="roman"/>
    <style:font-face style:name="Tlwg Typo" svg:font-family="Tlwg Typo" style:font-family-generic="roman"/>
    <style:font-face style:name="TlwgMono" svg:font-family="TlwgMono" style:font-family-generic="roman"/>
    <style:font-face style:name="TlwgTypewriter" svg:font-family="TlwgTypewriter" style:font-family-generic="roman"/>
    <style:font-face style:name="Ubuntu" svg:font-family="Ubuntu" style:font-family-generic="roman"/>
    <style:font-face style:name="Courier-PS" svg:font-family="Courier-PS" style:font-family-generic="roman"/>
    <style:font-face style:name="DejaVu Sans Condensed" svg:font-family="DejaVu Sans Condensed" style:font-family-generic="roman"/>
    <style:font-face style:name="DejaVu Sans" svg:font-family="DejaVu Sans" style:font-family-generic="roman"/>
  </office:font-face-decls>
  <office:automatic-styles>
    <style:style style:name="PZERO" style:family="paragraph" style:parent-style-name="Normal">
      <style:paragraph-properties fo:line-height="0.035cm" text:number-lines="true"/>
    </style:style>
    <style:style style:name="P5" style:family="paragraph" style:parent-style-name="Normal">
      <style:paragraph-properties text:number-lines="true"/>
      <style:text-properties style:font-name="EB Garamond 12" fo:font-size="12pt" style:font-name-asian="EB Garamond 12" style:font-size-asian="12pt" style:font-name-complex="EB Garamond 12" style:font-size-complex="12pt"/>
    </style:style>
    <style:style style:name="P6" style:family="paragraph" style:parent-style-name="Normal">
      <style:paragraph-properties text:number-lines="true"/>
      <style:text-properties style:font-name="DejaVu Sans" fo:font-size="14pt" style:font-name-asian="DejaVu Sans" style:font-size-asian="14pt" style:font-name-complex="DejaVu Sans" style:font-size-complex="14pt" fo:color="#000000"/>
    </style:style>
    <style:style style:name="T5" style:family="text">
      <style:text-properties style:font-name="EB Garamond 12" fo:font-size="12pt" fo:font-weight="normal" fo:font-style="normal" fo:language="de" fo:country="de" style:font-name-asian="EB Garamond 12" style:font-size-asian="12pt" style:font-weight-asian="normal" style:font-style-asian="normal" style:language-asian="none" style:country-asian="none" style:font-name-complex="EB Garamond 12" style:font-size-complex="12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6" style:family="text">
      <style:text-properties style:font-name="DejaVu Sans" fo:font-size="14pt" fo:font-weight="normal" fo:font-style="normal" fo:language="de" fo:country="de" style:font-name-asian="DejaVu Sans" style:font-size-asian="14pt" style:font-weight-asian="normal" style:font-style-asian="normal" style:language-asian="none" style:country-asian="none" style:font-name-complex="DejaVu Sans" style:font-size-complex="14pt" style:font-weight-complex="normal" style:font-style-complex="normal" style:language-complex="none" style:country-complex="none" fo:font-variant="normal" fo:text-transform="none" fo:color="#000000" fo:background-color="transparent" style:text-position="0%% 100%%" style:text-underline-style="none" style:text-line-through-style="none" fo:letter-spacing="normal" style:text-scale="100%" style:letter-kerning="true" text:display="true"/>
    </style:style>
    <style:style style:name="Sect1" style:family="section">
      <style:section-properties/>
    </style:style>
    <style:style style:name="Textbox1_S" style:family="graphic" style:parent-style-name="Frame">
      <style:graphic-properties style:wrap="parallel" style:number-wrapped-paragraphs="no-limit" style:run-through="foreground" style:vertical-rel="page" style:vertical-pos="from-top" style:horizontal-rel="page" style:horizontal-pos="from-left" fo:margin-left="0.249cm" fo:margin-right="0.249cm" fo:margin-top="0.249cm" fo:margin-bottom="0.249cm" fo:padding="0.099cm" draw:stroke="none" draw:fill="none" draw:shadow="hidden"/>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elle"/>
        <text:sequence-decl text:display-outline-level="0" text:name="Abbildung"/>
        <text:sequence-decl text:display-outline-level="0" text:name="Grafik"/>
      </text:sequence-decls>
      <text:section text:style-name="Sect1" text:name="Section1">
        <text:p text:style-name="P5"><draw:frame draw:style-name="Textbox1_S" draw:name="Textbox1" text:anchor-type="paragraph" svg:x="2.002cm" svg:y="2.000cm" svg:width="15.951cm" draw:z-index="100000"><draw:text-box fo:min-height="3.410cm"><text:p text:style-name="P6"><text:span text:style-name="T6">Buch Forschungsförderung Kodex DFG Keilschrifttafel Sammlu ng Stadtbücherei Papyrusrolle Alexandria Leihbücherei Leibniz Gemeinscha ft Digitale Bibliothek Schrift »Open Access« Hochs chulgesetz Max Pl anck Digital Library Druckkostenzuschuß Art icle Processing Charges Nationallizenzen Print on Demand Verl ag Deutscher Bibliotheksverba nd Information als Ideologie Stu ndenbuch Klosterbibliothek Erstausg abe Bibliophilie Ownershi p versus Access Inkunabel Geist Statistik Theorie Leselust Aug</text:span></text:p></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Times New Roman" svg:font-family="Times New Roman" style:font-family-generic="roman"/>
    <style:font-face style:name="SimSun" svg:font-family="SimSun"/>
    <style:font-face style:name="Arial" svg:font-family="Arial" style:font-family-generic="swiss"/>
  </office:font-face-decls>
  <office:styles>
    <style:default-style style:family="paragraph">
      <style:paragraph-properties fo:text-align="start" style:tab-stop-distance="1.249cm" fo:hyphenation-ladder-count="no-limit"/>
      <style:text-properties fo:hyphenate="true" fo:hyphenation-remain-char-count="2" fo:hyphenation-push-char-count="2" style:font-name="Times New Roman" fo:font-size="10pt" style:font-name-asian="SimSun" style:font-size-asian="10pt" style:font-name-complex="Times New Roman" style:font-size-complex="10pt" style:use-window-font-color="true" style:letter-kerning="true"/>
    </style:default-style>
    <style:default-style style:family="text">
      <style:text-properties style:font-name="Times New Roman" fo:font-size="10pt" style:font-name-asian="SimSun" style:font-size-asian="10pt" style:font-name-complex="Times New Roman" style:font-size-complex="10pt"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49cm" fo:background-color="transparent" fo:padding-left="0.106cm" fo:padding-right="0.106cm" fo:padding-top="0.106cm" fo:padding-bottom="0.106cm" fo:border-left="none" fo:border-right="none" fo:border-top="none" fo:border-bottom="none" style:writing-mode="lr-tb" fo:text-align="start" fo:keep-with-next="none" fo:keep-together="none" fo:widows="0" fo:orphans="0" fo:break-before="auto" fo:hyphenation-ladder-count="no-limit" text:number-lines="false"/>
      <style:text-properties fo:hyphenate="true" fo:hyphenation-remain-char-count="2" fo:hyphenation-push-char-count="2" style:font-name="Times New Roman" fo:font-size="10pt" fo:font-weight="normal" fo:font-style="normal" fo:language="de" fo:country="de" style:font-name-asian="SimSun" style:font-size-asian="10pt" style:font-weight-asian="normal" style:font-style-asian="normal" style:language-asian="none" style:country-asian="none" style:font-name-complex="Times New Roman" style:font-size-complex="10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Überschrift_20_1" style:display-name="Überschrift 1" style:family="paragraph" style:parent-style-name="Normal" style:next-style-name="Normal" style:default-outline-level="1">
      <style:paragraph-properties fo:margin-top="0.423cm" fo:margin-bottom="0.106cm" fo:keep-with-next="always" fo:keep-together="always" text:number-lines="true"/>
      <style:text-properties style:font-name="Arial" fo:font-size="18pt" fo:font-weight="bold" style:font-size-asian="18pt" style:font-weight-asian="bold" style:font-name-complex="Arial" style:font-size-complex="18pt" style:font-weight-complex="bold"/>
    </style:style>
    <style:style style:name="Überschrift_20_2" style:display-name="Überschrift 2" style:family="paragraph" style:parent-style-name="Überschrift_20_1" style:next-style-name="Normal" style:default-outline-level="2">
      <style:paragraph-properties text:number-lines="true"/>
      <style:text-properties fo:font-size="16pt" style:font-size-asian="16pt" style:font-size-complex="16pt"/>
    </style:style>
    <style:style style:name="Überschrift_20_3" style:display-name="Überschrift 3" style:family="paragraph" style:parent-style-name="Überschrift_20_2" style:next-style-name="Normal" style:default-outline-level="3">
      <style:paragraph-properties text:number-lines="true"/>
      <style:text-properties fo:font-size="14pt" style:font-size-asian="14pt" style:font-size-complex="14pt"/>
    </style:style>
    <style:style style:name="Frame" style:family="graphic"/>
    <text:notes-configuration text:note-class="footnote" style:num-format="1" text:start-value="0" text:footnotes-position="page" text:start-numbering-at="document"/>
  </office:styles>
  <office:automatic-styles>
    <style:style style:name="Sect1" style:family="section">
      <style:section-properties/>
    </style:style>
    <style:page-layout style:name="pm1">
      <style:page-layout-properties fo:page-width="21.003cm" fo:page-height="8.999cm" style:print-orientation="portrait" fo:margin-top="2.000cm" fo:margin-bottom="2.000cm" fo:margin-left="2.000cm" fo:margin-right="2.000cm">
        <style:footnote-sep style:width="0.035cm" style:color="#000000" style:distance-before-sep="0.127cm" style:distance-after-sep="0.127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16-11-19T10:05:16</meta:creation-date>
    <dc:creator>Dr. Uwe Jochum</dc:creator>
    <dc:date>2016-11-19T10:16:31</dc:date>
    <meta:print-date>2016-11-19T10:12:45</meta:print-date>
  </office:meta>
</office:document-meta>
</file>